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6.51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43.99pt"/>
    </style:style>
    <style:style style:name="co5" style:family="table-column">
      <style:table-column-properties fo:break-before="auto" style:column-width="45.01pt"/>
    </style:style>
    <style:style style:name="co6" style:family="table-column">
      <style:table-column-properties fo:break-before="auto" style:column-width="72pt"/>
    </style:style>
    <style:style style:name="co7" style:family="table-column">
      <style:table-column-properties fo:break-before="auto" style:column-width="45.7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115.26pt"/>
    </style:style>
    <style:style style:name="co10" style:family="table-column">
      <style:table-column-properties fo:break-before="auto" style:column-width="30.36pt"/>
    </style:style>
    <style:style style:name="co11" style:family="table-column">
      <style:table-column-properties fo:break-before="auto" style:column-width="56.55pt"/>
    </style:style>
    <style:style style:name="co12" style:family="table-column">
      <style:table-column-properties fo:break-before="auto" style:column-width="47.3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tatist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estSetFileNam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anaged</text:p>
          </table:table-cell>
          <table:table-cell office:value-type="string" calcext:value-type="string">
            <text:p>Fails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Dependencies</text:p>
          </table:table-cell>
          <table:table-cell office:value-type="string" calcext:value-type="string">
            <text:p>Crashes</text:p>
          </table:table-cell>
          <table:table-cell office:value-type="string" calcext:value-type="string">
            <text:p>UnsupportedTypes</text:p>
          </table:table-cell>
          <table:table-cell office:value-type="string" calcext:value-type="string">
            <text:p>UnsupportedErrorCodes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Matches</text:p>
          </table:table-cell>
        </table:table-row>
        <table:table-row table:style-name="ro1">
          <table:table-cell office:value-type="string" calcext:value-type="string">
            <text:p>fn/abs.xml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date-to-timezon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dateTime-to-timezone.xml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time-to-timezone.xml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nalyze-string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pply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vailable-environment-variables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vg.xml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1" calcext:value-type="float">
            <text:p>11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base-uri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boolean.xml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eiling.xml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depoint-equal.xml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depoints-to-string.xml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llation-key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llection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mpare.xm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cat.xml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tains.xml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tains-toke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unt.xml</text:p>
          </table:table-cell>
          <table:table-cell office:value-type="float" office:value="20" calcext:value-type="float">
            <text:p>20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date.xml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dateTime.xml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time.xml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ta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teTim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ep-equal.xml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fault-collation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fault-language.xm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istinct-values.xml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-availabl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ument-uri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lement-with-id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mpty.xml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code-for-uri.xml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ds-with.xml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vironment-variabl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rror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scape-html-uri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xactly-one.xml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xists.xml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als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ilter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loor.xml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ld-lef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ld-righ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-each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-each-pair.xm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date.xm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dateTim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intege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number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ti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lookup.xm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74" calcext:value-type="float">
            <text:p>6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arity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name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generate-i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as-childre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ead.xm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dref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mplicit-timezone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nermost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dex-of.xml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sert-before.xml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-scope-prefixes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ri-to-uri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json-to-xm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ang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ast.xml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ad-xquery-modul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cal-nam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cal-name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wer-cas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ax.xml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atches.xml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atches.re.xml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010" calcext:value-type="float">
            <text:p>10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.xml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1" calcext:value-type="float">
            <text:p>10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utes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ute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utes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onth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onth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onth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space-uri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space-uri-for-prefix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space-uri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illed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de-nam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rmalize-space.xml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rmalize-unicode.xml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t.xml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umber.xml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one-or-more.xml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outermost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ietf-dat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js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xml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xml-fragment.xm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th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osition.xml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refix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QName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andom-number-generato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move.xm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place.xml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solve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solve-uri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verse.xml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oot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ound.xml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ound-half-to-even.xml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conds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cond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conds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rializ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or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arts-with.xml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atic-base-uri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.xml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-join.xml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-length.xml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-to-codepoints.xml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equence.xml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tring.xml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tring-after.xml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tring-before.xml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m.xml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ail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imezone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imezone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imezone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okenize.xm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ace.xm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ansform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anslate.xm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u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ordere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parsed-text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parsed-text-availabl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parsed-text-lines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pper-cas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ri-collection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xml-to-js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year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year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year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zero-or-one.xml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cos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sin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tan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tan2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cos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exp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exp10.xm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log.xm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log10.xm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pi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pow.xml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sin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sqrt.xm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tan.xm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merg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contains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fin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ge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entry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siz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keys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put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remov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for-each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append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ilte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latten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ld-lef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ld-righ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r-each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r-each-pai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ge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hea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insert-befor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joi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pu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remov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reverse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size.xm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sor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subarray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tai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anyURI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base64Binary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dateTimeStamp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double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erro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float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hexBinary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normalizedStr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numeric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toke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s.xml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-to-date.xml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-to-dateTime.xml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-to-time.xml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yearMonthDurations.xml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yearMonthDuration-to-date.xm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yearMonthDuration-to-dateTim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nyURI-equal.xm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nyURI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nyURI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se64Binary-equal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se64Binary-less-tha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se64Binary-greater-tha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oolean-equal.xm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oolean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oolean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concat.xml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concatenate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-equal.xml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Time-equal.xml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Time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Time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yTimeDuration-greater-than.xml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yTimeDuration-less-than.xml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dayTimeDuration.xml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dayTimeDuration-by-dayTime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yearMonth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yearMonthDuration-by-yearMonth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uration-equal.xml</text:p>
          </table:table-cell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excep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Day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Month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MonthDay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Year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YearMonth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hexBinary-equal.xml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hexBinary-greater-than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hexBinary-less-than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intersec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is-same-nod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multiply-dayTimeDuration.xml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multiply-yearMonthDuration.xml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ode-after.xm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ode-before.xm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OTATION-equal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add.xml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equal.xml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divide.xml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greater-than.xml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integer-divide.xml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less-than.xml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mod.xml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multiply.xml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subtract.xml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unary-minus.xml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unary-plus.xml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QName-equa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tring-equal.xm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tring-greater-than.xm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tring-less-than.xm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tes.xml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teTimes.xml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-from-date.xml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-from-dateTime.xml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-from-time.xml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s.xml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times.xml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yearMonthDuration-from-date.xml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yearMonthDuration-from-dateTime.xml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yearMonthDurations.xml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ime-equal.xml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ime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ime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o.xml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uni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yearMonthDuration-greater-tha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yearMonthDuration-less-tha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ame-key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llowingEmpty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nnotation.xm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rrayTes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rrowPostfix.xml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xm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348" calcext:value-type="float">
            <text:p>3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abb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ancesto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ancestor-or-self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follow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following-sibl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preced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preceding-sibl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static-typing.xml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unabb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BaseURIDec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BoundarySpace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ableExpr.xml</text:p>
          </table:table-cell>
          <table:table-cell office:value-type="float" office:value="4" calcext:value-type="float">
            <text:p>4</text:p>
          </table:table-cell>
          <table:table-cell office:value-type="float" office:value="236" calcext:value-type="float">
            <text:p>23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office:value-type="float" office:value="354" calcext:value-type="float">
            <text:p>35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53" calcext:value-type="float">
            <text:p>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Expr.xml</text:p>
          </table:table-cell>
          <table:table-cell office:value-type="float" office:value="29" calcext:value-type="float">
            <text:p>29</text:p>
          </table:table-cell>
          <table:table-cell office:value-type="float" office:value="405" calcext:value-type="float">
            <text:p>405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48" calcext:value-type="float">
            <text:p>348</text:p>
          </table:table-cell>
          <table:table-cell office:value-type="float" office:value="1239" calcext:value-type="float">
            <text:p>1239</text:p>
          </table:table-cell>
          <table:table-cell office:value-type="float" office:value="314" calcext:value-type="float">
            <text:p>314</text:p>
          </table:table-cell>
          <table:table-cell table:number-columns-repeated="2" office:value-type="float" office:value="2772" calcext:value-type="float">
            <text:p>277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Expr.derived.xm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Expr.schema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ment.xml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AttrConstructor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DocConstructor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CommentConstructor.xm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ElemConstructor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NamespaceConstructo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PIConstructor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TextConstructor.xml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struction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structionDecl.schema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textItem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textItemExp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pyNamespacesDecl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untClaus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urlyArrayConstructor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ecimalFormatDecl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efaultCollationDecl.xm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efaultNamespaceDecl.xm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AttributeList.xml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ctConstructor.xml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structor.xml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tent.xm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tent.namespace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tent.whitespac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EmptyOrderDecl.xm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EQName.xm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ExtensionExpr.xm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LWORExp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LWORExpr.static-typing.xm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orClause.xml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unctionCall.xml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unctionDecl.xml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eq.xm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ge.xm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gt.xml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le.xm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lt.xml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ne.xml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roupByClaus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IfExpr.xml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InlineFunctionExpr.xml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InstanceofExpr.xml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LetClause.xml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Literal.xml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Lookup.xm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MapConstructor.xm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MapTest.xm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ModuleImport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amedFunctionRef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56" calcext:value-type="float">
            <text:p>5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amespaceDecl.xm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ameTest.xm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odeTest.xml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ption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ptionDecl.serializati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rExpr.xml</text:p>
          </table:table-cell>
          <table:table-cell office:value-type="float" office:value="43" calcext:value-type="float">
            <text:p>43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78" calcext:value-type="float">
            <text:p>17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71" calcext:value-type="float">
            <text:p>3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rderByClaus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rderingModeDec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athExpr.xml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arenthesizedExpr.xml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ositionalVar.xml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redicate.xml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QuantifiedExpr.xml</text:p>
          </table:table-cell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ReturnClaus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chemaImport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equenceType.xml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quareArrayConstructo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tepExpr.xm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tringConstructor.xml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witchExpr.xm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TreatExpr.xml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TryCatchExpr.xm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TypeswitchExpr.xm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UnorderedExpr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UnaryLookup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lidateExpr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lueComp.xm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rDecl.xml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rDecl.external.xm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rDefaultValue.xm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ersionDecl.xm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WhereClause.xml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WindowClause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CombinedErrorCodes.xm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AnnexE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AppendixA4.xml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ErrorsAndOptimization.xm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HigherOrderFunctions.xm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JsonTestSuit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StaticContex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Surrogates.xm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UCACollatio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XMLEdition.xm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adaptiv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html.xm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js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tex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xhtml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xm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CatalogCheck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Demos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FunctxFn.xml</text:p>
          </table:table-cell>
          <table:table-cell office:value-type="float" office:value="38" calcext:value-type="float">
            <text:p>38</text:p>
          </table:table-cell>
          <table:table-cell office:value-type="float" office:value="188" calcext:value-type="float">
            <text:p>18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2" calcext:value-type="float">
            <text:p>50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FunctxFunctx.xml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5" calcext:value-type="float">
            <text:p>48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7" calcext:value-type="float">
            <text:p>6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CompoundValues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JSO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NLP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NS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PARTS.xml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R31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SEQ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SGML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STR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TRE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XMP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Walmsley.xml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XMark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fo-spec-examples.xml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62" calcext:value-type="float">
            <text:p>36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41" calcext:value-type="float">
            <text:p>6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formula="of:=SUM([.B2:.B426])" office:value-type="float" office:value="2718" calcext:value-type="float">
            <text:p>2718</text:p>
          </table:table-cell>
          <table:table-cell table:formula="of:=SUM([.C2:.C426])" office:value-type="float" office:value="4958" calcext:value-type="float">
            <text:p>4958</text:p>
          </table:table-cell>
          <table:table-cell table:formula="of:=SUM([.D2:.D426])" office:value-type="float" office:value="2356" calcext:value-type="float">
            <text:p>2356</text:p>
          </table:table-cell>
          <table:table-cell table:formula="of:=SUM([.E2:.E426])" office:value-type="float" office:value="4" calcext:value-type="float">
            <text:p>4</text:p>
          </table:table-cell>
          <table:table-cell table:formula="of:=SUM([.F2:.F426])" office:value-type="float" office:value="1469" calcext:value-type="float">
            <text:p>1469</text:p>
          </table:table-cell>
          <table:table-cell table:formula="of:=SUM([.G2:.G426])" office:value-type="float" office:value="12792" calcext:value-type="float">
            <text:p>12792</text:p>
          </table:table-cell>
          <table:table-cell table:formula="of:=SUM([.H2:.H426])" office:value-type="float" office:value="4528" calcext:value-type="float">
            <text:p>4528</text:p>
          </table:table-cell>
          <table:table-cell table:formula="of:=SUM([.I2:.I426])" office:value-type="float" office:value="2628" calcext:value-type="float">
            <text:p>2628</text:p>
          </table:table-cell>
          <table:table-cell table:formula="of:=SUM([.J2:.J426])" office:value-type="float" office:value="31453" calcext:value-type="float">
            <text:p>31453</text:p>
          </table:table-cell>
          <table:table-cell table:formula="of:=SUM([.K2:.K426])" office:value-type="float" office:value="31453" calcext:value-type="float">
            <text:p>31453</text:p>
          </table:table-cell>
          <table:table-cell/>
        </table:table-row>
        <table:table-row table:style-name="ro1">
          <table:table-cell/>
          <table:table-cell table:style-name="ce1" table:formula="of:=[.B427]/[.$J427]" office:value-type="percentage" office:value="0.0864146504308015" calcext:value-type="percentage">
            <text:p>8.64%</text:p>
          </table:table-cell>
          <table:table-cell table:style-name="ce1" table:formula="of:=[.C427]/[.$J427]" office:value-type="percentage" office:value="0.157632022382603" calcext:value-type="percentage">
            <text:p>15.76%</text:p>
          </table:table-cell>
          <table:table-cell table:style-name="ce1" table:formula="of:=[.D427]/[.$J427]" office:value-type="percentage" office:value="0.0749054144278765" calcext:value-type="percentage">
            <text:p>7.49%</text:p>
          </table:table-cell>
          <table:table-cell table:style-name="ce1" table:formula="of:=[.E427]/[.$J427]" office:value-type="percentage" office:value="0.000127173878485359" calcext:value-type="percentage">
            <text:p>0.01%</text:p>
          </table:table-cell>
          <table:table-cell table:style-name="ce1" table:formula="of:=[.F427]/[.$J427]" office:value-type="percentage" office:value="0.0467046068737481" calcext:value-type="percentage">
            <text:p>4.67%</text:p>
          </table:table-cell>
          <table:table-cell table:style-name="ce1" table:formula="of:=[.G427]/[.$J427]" office:value-type="percentage" office:value="0.406702063396178" calcext:value-type="percentage">
            <text:p>40.67%</text:p>
          </table:table-cell>
          <table:table-cell table:style-name="ce1" table:formula="of:=[.H427]/[.$J427]" office:value-type="percentage" office:value="0.143960830445427" calcext:value-type="percentage">
            <text:p>14.40%</text:p>
          </table:table-cell>
          <table:table-cell table:style-name="ce1" table:formula="of:=[.I427]/[.$J427]" office:value-type="percentage" office:value="0.0835532381648809" calcext:value-type="percentage">
            <text:p>8.36%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07T02:53:12.169406070</dc:date>
    <meta:editing-duration>PT1M54S</meta:editing-duration>
    <meta:editing-cycles>1</meta:editing-cycles>
    <meta:document-statistic meta:table-count="1" meta:cell-count="5130" meta:object-count="0"/>
    <meta:generator>LibreOffice/6.0.7.3$Linux_X86_64 LibreOffice_project/00m0$Build-3</meta:generator>
  </office:meta>
</office:document-meta>
</file>